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02cm" draw:marker-start="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nsolas1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color="#00cc00" style:font-name="Consolas1" fo:font-size="24pt" style:font-size-asian="24pt" style:font-size-complex="24pt"/>
    </style:style>
    <style:style style:name="T2" style:family="text">
      <style:text-properties style:font-name="Consola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942cm" svg:height="12.179cm" svg:x="9.518cm" svg:y="7.073cm">
          <draw:text-box>
            <text:p text:style-name="P1"><text:span text:style-name="T1">// Thread 2</text:span></text:p>
            <text:p text:style-name="P1"><text:span text:style-name="T2">buf_log_writer(char *req, ...) {</text:span></text:p>
            <text:p text:style-name="P1"><text:span text:style-name="T2"><text:s text:c="2"/></text:span><text:span text:style-name="T2">size_t buf_len = strlen(buf_log);</text:span></text:p>
            <text:p text:style-name="P1"><text:span text:style-name="T2"><text:s text:c="2"/></text:span><text:span text:style-name="T2">size_t len = strlen(req);</text:span></text:p>
            <text:p text:style-name="P1"><text:span text:style-name="T2"><text:s text:c="2"/></text:span><text:span text:style-name="T2">if (buf_len + len &lt; 4096)</text:span></text:p>
            <text:p text:style-name="P1"><text:span text:style-name="T2"><text:s text:c="4"/></text:span><text:span text:style-name="T2">memcpy(buf_log + buf_len, req, len); //buf_log overflows!</text:span></text:p>
            <text:p text:style-name="P1"><text:span text:style-name="T2">else</text:span></text:p>
            <text:p text:style-name="P1"><text:span text:style-name="T2">;</text:span></text:p>
            <text:p text:style-name="P1"><text:span text:style-name="T2">}</text:span></text:p>
          </draw:text-box>
        </draw:frame>
        <draw:line draw:style-name="gr1" draw:text-style-name="P3" draw:layer="layout" svg:x1="17.718cm" svg:y1="-0.582cm" svg:x2="8.128cm" svg:y2="-1.344cm">
          <text:p/>
        </draw:line>
        <draw:frame presentation:style-name="pr1" draw:text-style-name="P2" draw:layer="layout" svg:width="26.942cm" svg:height="12.179cm" svg:x="0.318cm" svg:y="-0.926cm">
          <draw:text-box>
            <text:p text:style-name="P1"><text:span text:style-name="T1">// Thread 1</text:span></text:p>
            <text:p text:style-name="P1"><text:span text:style-name="T2">buf_log = malloc(4096);</text:span></text:p>
            <text:p text:style-name="P1"><text:span text:style-name="T2">memset(buf_log, '\0', 4096);</text:span></text:p>
            <text:p text:style-name="P1"><text:span text:style-name="T2">buf_log_writer(char *req, ...) { <text:s text:c="2"/></text:span></text:p>
            <text:p text:style-name="P1"><text:span text:style-name="T2"><text:s text:c="2"/></text:span><text:span text:style-name="T2">size_t buf_len = strlen(buf_log);</text:span></text:p>
            <text:p text:style-name="P1"><text:span text:style-name="T2"><text:s text:c="2"/></text:span><text:span text:style-name="T2">size_t len = strlen(req);</text:span></text:p>
            <text:p text:style-name="P1"><text:span text:style-name="T2"><text:s text:c="2"/></text:span><text:span text:style-name="T2">if (buf_len + len &lt; 4096)</text:span></text:p>
            <text:p text:style-name="P1"><text:span text:style-name="T2"><text:s text:c="2"/></text:span><text:span text:style-name="T2">memcpy(buf_log + buf_len,req, len);</text:span></text:p>
            <text:p text:style-name="P1"><text:span text:style-name="T2"><text:s text:c="2"/></text:span><text:span text:style-name="T2">else</text:span></text:p>
            <text:p text:style-name="P1"><text:span text:style-name="T2"><text:s text:c="4"/></text:span><text:span text:style-name="T2">...;</text:span></text:p>
            <text:p text:style-name="P1"><text:span text:style-name="T2">}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8M54S</meta:editing-duration>
    <meta:editing-cycles>10</meta:editing-cycles>
    <meta:generator>LibreOffice/4.2.8.2$Linux_X86_64 LibreOffice_project/420m0$Build-2</meta:generator>
    <dc:date>2016-02-16T16:55:30.298191897</dc:date>
    <meta:document-statistic meta:object-count="26"/>
  </office:meta>
</office:document-meta>
</file>